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officeooo:rsid="0027a04a" officeooo:paragraph-rsid="0027a04a"/>
    </style:style>
    <style:style style:name="P3" style:family="paragraph" style:parent-style-name="Text_20_body" style:list-style-name="L1">
      <style:text-properties officeooo:rsid="0031f8c4" officeooo:paragraph-rsid="0031f8c4"/>
    </style:style>
    <style:style style:name="P4" style:family="paragraph" style:parent-style-name="Text_20_body" style:list-style-name="L1">
      <style:text-properties officeooo:rsid="003a16e2" officeooo:paragraph-rsid="003a16e2"/>
    </style:style>
    <style:style style:name="P5" style:family="paragraph" style:parent-style-name="Text_20_body" style:list-style-name="L1">
      <style:text-properties officeooo:rsid="00290e0f" officeooo:paragraph-rsid="00290e0f"/>
    </style:style>
    <style:style style:name="P6" style:family="paragraph" style:parent-style-name="Text_20_body" style:list-style-name="L1">
      <style:text-properties officeooo:rsid="003460e2" officeooo:paragraph-rsid="003460e2"/>
    </style:style>
    <style:style style:name="P7" style:family="paragraph" style:parent-style-name="Text_20_body" style:list-style-name="L1">
      <style:text-properties officeooo:rsid="003ee5ab" officeooo:paragraph-rsid="003ee5ab"/>
    </style:style>
    <style:style style:name="P8" style:family="paragraph" style:parent-style-name="Text_20_body" style:list-style-name="L1">
      <style:text-properties officeooo:rsid="003957f8" officeooo:paragraph-rsid="003957f8"/>
    </style:style>
    <style:style style:name="P9" style:family="paragraph" style:parent-style-name="Text_20_body" style:list-style-name="L2"/>
    <style:style style:name="P10" style:family="paragraph" style:parent-style-name="Text_20_body" style:list-style-name="L2">
      <style:text-properties officeooo:paragraph-rsid="003f53b2"/>
    </style:style>
    <style:style style:name="P11" style:family="paragraph" style:parent-style-name="Text_20_body" style:list-style-name="L2">
      <style:text-properties officeooo:rsid="0039696f" officeooo:paragraph-rsid="0039696f"/>
    </style:style>
    <style:style style:name="P12" style:family="paragraph" style:parent-style-name="Text_20_body" style:list-style-name="L2">
      <style:text-properties officeooo:rsid="0039696f" officeooo:paragraph-rsid="003f53b2"/>
    </style:style>
    <style:style style:name="P13" style:family="paragraph" style:parent-style-name="Text_20_body" style:list-style-name="L2">
      <style:text-properties officeooo:rsid="002488df" officeooo:paragraph-rsid="002488df"/>
    </style:style>
    <style:style style:name="P14" style:family="paragraph" style:parent-style-name="Text_20_body" style:list-style-name="L2">
      <style:text-properties officeooo:rsid="003aca72" officeooo:paragraph-rsid="003aca72"/>
    </style:style>
    <style:style style:name="P15" style:family="paragraph" style:parent-style-name="Text_20_body" style:list-style-name="L2">
      <style:text-properties officeooo:rsid="003aca72" officeooo:paragraph-rsid="003f53b2"/>
    </style:style>
    <style:style style:name="P16" style:family="paragraph" style:parent-style-name="Heading_20_1" style:list-style-name="L2">
      <style:text-properties officeooo:rsid="003f53b2" officeooo:paragraph-rsid="003f53b2"/>
    </style:style>
    <style:style style:name="T1" style:family="text">
      <style:text-properties officeooo:rsid="0026b321"/>
    </style:style>
    <style:style style:name="T2" style:family="text">
      <style:text-properties officeooo:rsid="003cb95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ntrollers</text:h>
      <text:list xml:id="list1249188123" text:style-name="L1">
        <text:list-item>
          <text:p text:style-name="P1">Team</text:p>
          <text:list>
            <text:list-item>
              <text:p text:style-name="P2">List</text:p>
            </text:list-item>
            <text:list-item>
              <text:p text:style-name="P3">Show</text:p>
            </text:list-item>
          </text:list>
        </text:list-item>
        <text:list-item>
          <text:p text:style-name="P1">Competition</text:p>
          <text:list>
            <text:list-item>
              <text:p text:style-name="P2">List</text:p>
            </text:list-item>
            <text:list-item>
              <text:p text:style-name="P4">Show</text:p>
            </text:list-item>
          </text:list>
        </text:list-item>
        <text:list-item>
          <text:p text:style-name="P1">Match</text:p>
          <text:list>
            <text:list-item>
              <text:p text:style-name="P5">List</text:p>
            </text:list-item>
            <text:list-item>
              <text:p text:style-name="P6">Show</text:p>
            </text:list-item>
          </text:list>
        </text:list-item>
      </text:list>
      <text:h text:style-name="Heading_20_1" text:outline-level="1">Models</text:h>
      <text:list xml:id="list585376829" text:style-name="L2">
        <text:list-item>
          <text:p text:style-name="P9">Team</text:p>
          <text:list>
            <text:list-item>
              <text:p text:style-name="P9">Name</text:p>
            </text:list-item>
            <text:list-item>
              <text:p text:style-name="P9">Number</text:p>
            </text:list-item>
            <text:list-item>
              <text:p text:style-name="P11">OPR</text:p>
            </text:list-item>
            <text:list-item>
              <text:p text:style-name="P11">DPR</text:p>
            </text:list-item>
          </text:list>
        </text:list-item>
        <text:list-item>
          <text:p text:style-name="P9">Competition</text:p>
          <text:list>
            <text:list-item>
              <text:p text:style-name="P9">Name</text:p>
            </text:list-item>
            <text:list-item>
              <text:p text:style-name="P9">Location</text:p>
            </text:list-item>
            <text:list-item>
              <text:p text:style-name="P9">BA Code</text:p>
            </text:list-item>
            <text:list-item>
              <text:p text:style-name="P13">Team<text:span text:style-name="T1">s [array]</text:span></text:p>
            </text:list-item>
          </text:list>
        </text:list-item>
        <text:list-item>
          <text:p text:style-name="P9">Match</text:p>
          <text:list>
            <text:list-item>
              <text:p text:style-name="P9">Blue 1</text:p>
            </text:list-item>
            <text:list-item>
              <text:p text:style-name="P9">Blue 2</text:p>
            </text:list-item>
            <text:list-item>
              <text:p text:style-name="P9">Blue 3</text:p>
            </text:list-item>
            <text:list-item>
              <text:p text:style-name="P9">Red 1</text:p>
            </text:list-item>
            <text:list-item>
              <text:p text:style-name="P9">Red 2</text:p>
            </text:list-item>
            <text:list-item>
              <text:p text:style-name="P9"><text:soft-page-break/>Red 3</text:p>
            </text:list-item>
            <text:list-item>
              <text:p text:style-name="P9">Competition</text:p>
            </text:list-item>
            <text:list-item>
              <text:p text:style-name="P9">Start time</text:p>
            </text:list-item>
            <text:list-item>
              <text:p text:style-name="P14">Match <text:span text:style-name="T2">number</text:span></text:p>
            </text:list-item>
          </text:list>
        </text:list-item>
        <text:list-item>
          <text:p text:style-name="P9">Events</text:p>
          <text:list>
            <text:list-item>
              <text:p text:style-name="P9">Time</text:p>
            </text:list-item>
            <text:list-item>
              <text:p text:style-name="P9">Goal</text:p>
            </text:list-item>
            <text:list-item>
              <text:p text:style-name="P9">Success</text:p>
            </text:list-item>
            <text:list-item>
              <text:p text:style-name="P9">Team</text:p>
            </text:list-item>
            <text:list-item>
              <text:p text:style-name="P9">Match</text:p>
            </text:list-item>
          </text:list>
        </text:list-item>
        <text:list-item>
          <text:p text:style-name="P9">Goal</text:p>
          <text:list>
            <text:list-item>
              <text:p text:style-name="P9">Name</text:p>
            </text:list-item>
            <text:list-item>
              <text:p text:style-name="P9">Points</text:p>
            </text:list-item>
          </text:list>
        </text:list-item>
        <text:list-item>
          <text:p text:style-name="P9">Comments</text:p>
          <text:list>
            <text:list-item>
              <text:p text:style-name="P9">Team Number</text:p>
            </text:list-item>
            <text:list-item>
              <text:p text:style-name="P9">Text</text:p>
            </text:list-item>
            <text:list-item>
              <text:p text:style-name="P9">Time</text:p>
            </text:list-item>
          </text:list>
        </text:list-item>
        <text:list-item>
          <text:p text:style-name="P9">Pictures</text:p>
          <text:list>
            <text:list-item>
              <text:p text:style-name="P9">Link</text:p>
            </text:list-item>
            <text:list-item>
              <text:p text:style-name="P9">Team Number</text:p>
            </text:list-item>
            <text:list-item>
              <text:p text:style-name="P9">Type</text:p>
            </text:list-item>
            <text:list-item>
              <text:p text:style-name="P9">Time</text:p>
            </text:list-item>
          </text:list>
        </text:list-item>
      </text:list>
      <text:p text:style-name="Text_20_body"/>
      <text:list xml:id="list210261216995428" text:continue-numbering="true" text:style-name="L2">
        <text:list-item>
          <text:h text:style-name="P16" text:outline-level="1">Stuff to add to the database</text:h>
        </text:list-item>
        <text:list-item>
          <text:p text:style-name="P10">Competition</text:p>
          <text:list>
            <text:list-item>
              <text:p text:style-name="P10">BA Code</text:p>
            </text:list-item>
          </text:list>
        </text:list-item>
        <text:list-item>
          <text:p text:style-name="P10">Match</text:p>
          <text:list>
            <text:list-item>
              <text:p text:style-name="P10">Blue 1</text:p>
            </text:list-item>
            <text:list-item>
              <text:p text:style-name="P10"><text:soft-page-break/>Blue 2</text:p>
            </text:list-item>
            <text:list-item>
              <text:p text:style-name="P10">Blue 3</text:p>
            </text:list-item>
            <text:list-item>
              <text:p text:style-name="P10">Red 1</text:p>
            </text:list-item>
            <text:list-item>
              <text:p text:style-name="P10">Red 2</text:p>
            </text:list-item>
            <text:list-item>
              <text:p text:style-name="P10">Red 3</text:p>
            </text:list-item>
            <text:list-item>
              <text:p text:style-name="P10">Competition</text:p>
            </text:list-item>
            <text:list-item>
              <text:p text:style-name="P10">Start time</text:p>
            </text:list-item>
            <text:list-item>
              <text:p text:style-name="P15">Match <text:span text:style-name="T2">number</text:span></text:p>
            </text:list-item>
          </text:list>
        </text:list-item>
        <text:list-item>
          <text:p text:style-name="P10">Events</text:p>
          <text:list>
            <text:list-item>
              <text:p text:style-name="P10">Time</text:p>
            </text:list-item>
            <text:list-item>
              <text:p text:style-name="P10">Goal</text:p>
            </text:list-item>
            <text:list-item>
              <text:p text:style-name="P10">Success</text:p>
            </text:list-item>
            <text:list-item>
              <text:p text:style-name="P10">Team</text:p>
            </text:list-item>
            <text:list-item>
              <text:p text:style-name="P10">Match</text:p>
            </text:list-item>
          </text:list>
        </text:list-item>
        <text:list-item>
          <text:p text:style-name="P10">Goal</text:p>
          <text:list>
            <text:list-item>
              <text:p text:style-name="P10">Name</text:p>
            </text:list-item>
            <text:list-item>
              <text:p text:style-name="P10">Point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19:06:22.006119555</meta:creation-date>
    <dc:date>2017-11-15T21:02:59.954574359</dc:date>
    <meta:editing-duration>PT1H31M52S</meta:editing-duration>
    <meta:editing-cycles>41</meta:editing-cycles>
    <meta:generator>LibreOffice/5.4.1.2$Linux_X86_64 LibreOffice_project/40m0$Build-2</meta:generator>
    <meta:document-statistic meta:table-count="0" meta:image-count="0" meta:object-count="0" meta:page-count="3" meta:paragraph-count="71" meta:word-count="166" meta:character-count="527" meta:non-whitespace-character-count="501"/>
  </office:meta>
</office:document-meta>
</file>